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 table:number-rows-repeated="1048470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/00/00</text:date>, <text:time style:data-style-name="N2" text:time-value="17:18:24.02286620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1T17:19:51.830673300</dc:date>
    <meta:editing-duration>PT16H54M28S</meta:editing-duration>
    <meta:editing-cycles>228</meta:editing-cycles>
    <meta:document-statistic meta:table-count="1" meta:cell-count="420" meta:object-count="0"/>
  </office:meta>
</office:document-meta>
</file>